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none"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5.719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02cm" fo:min-width="2.741cm"/>
    </style:style>
    <style:style style:name="gr6" style:family="graphic" style:parent-style-name="standard">
      <style:graphic-properties draw:stroke="none" svg:stroke-color="#000000" draw:fill="none" draw:fill-color="#ffffff" draw:textarea-horizontal-align="left" draw:auto-grow-height="true" draw:auto-grow-width="false" fo:min-height="9.301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465cm" fo:min-width="2.741cm"/>
    </style:style>
    <style:style style:name="gr8" style:family="graphic" style:parent-style-name="objectwithoutfill">
      <style:graphic-properties draw:stroke="dash" draw:stroke-dash="Fine_20_Dashed" svg:stroke-color="#000000" draw:marker-start="Dimension_20_Lines" draw:fill="none" draw:textarea-vertical-align="middle"/>
    </style:style>
    <style:style style:name="gr9" style:family="graphic" style:parent-style-name="objectwithoutfill">
      <style:graphic-properties draw:stroke="solid" draw:stroke-dash="Fine_20_Dashed" svg:stroke-color="#000000" draw:marker-start="Dimension_20_Lines" draw:fill="none" draw:textarea-vertical-align="middle"/>
    </style:style>
    <style:style style:name="gr10" style:family="graphic" style:parent-style-name="standard">
      <style:graphic-properties draw:stroke="solid" draw:stroke-dash="Fine_20_Dashed" svg:stroke-color="#000000" draw:marker-start="Dimension_20_Lines" draw:marker-end="Arrowheads_20_1" draw:textarea-horizontal-align="justify" draw:textarea-vertical-align="middle" draw:auto-grow-height="false" fo:min-height="0cm" fo:min-width="0cm"/>
    </style:style>
    <style:style style:name="gr11" style:family="graphic" style:parent-style-name="standard">
      <style:graphic-properties draw:stroke="solid" draw:stroke-dash="Fine_20_Dashed" svg:stroke-color="#000000" draw:marker-start="Dimension_20_Lines" draw:marker-end="Arrowheads_20_1" draw:textarea-vertical-align="middle"/>
    </style:style>
    <style:style style:name="gr12" style:family="graphic" style:parent-style-name="standard">
      <style:graphic-properties draw:stroke="dash" draw:stroke-dash="Fine_20_Dashed" svg:stroke-color="#000000" draw:marker-start="Dimension_20_Lines" draw:marker-end="Arrowheads_20_1" draw:textarea-vertical-align="middle"/>
    </style:style>
    <style:style style:name="gr13" style:family="graphic" style:parent-style-name="objectwithoutfill">
      <style:graphic-properties draw:stroke="solid" draw:stroke-dash="Fine_20_Dashed" svg:stroke-color="#000000" draw:marker-start="Dimension_20_Lines" draw:marker-end="Arrowheads_20_1" draw:fill="none" draw:textarea-vertical-align="middle"/>
    </style:style>
    <style:style style:name="gr14" style:family="graphic" style:parent-style-name="standard">
      <style:graphic-properties draw:stroke="none" draw:stroke-dash="Fine_20_Dashed" svg:stroke-color="#000000" draw:marker-start="Dimension_20_Lines" draw:marker-end="Arrowheads_20_1" draw:fill="none" draw:fill-color="#ffffff" draw:textarea-horizontal-align="left" draw:auto-grow-height="true" draw:auto-grow-width="false" fo:min-height="24.988cm" fo:min-width="0cm"/>
    </style:style>
    <style:style style:name="P1" style:family="paragraph">
      <style:paragraph-properties fo:text-align="center"/>
    </style:style>
    <style:style style:name="P2" style:family="paragraph">
      <style:paragraph-properties fo:text-align="start"/>
      <style:text-properties fo:font-weight="bold" style:font-weight-asian="bold" style:font-weight-complex="bold"/>
    </style:style>
    <style:style style:name="P3" style:family="paragraph">
      <style:paragraph-properties fo:margin-top="0.409cm" fo:margin-bottom="0.409cm" style:text-autospace="none"/>
      <style:text-properties fo:color="#000000" fo:font-family="Calibri" style:font-family-generic="swiss" fo:font-size="12pt" style:font-family-asian="Calibri" style:font-family-generic-asian="swiss" style:font-size-asian="12pt" style:font-family-complex="Calibri" style:font-family-generic-complex="swiss" style:font-size-complex="6.80000019073486pt"/>
    </style:style>
    <style:style style:name="P4" style:family="paragraph">
      <style:paragraph-properties style:text-autospace="none"/>
      <style:text-properties fo:color="#000000" fo:font-family="Calibri" style:font-family-generic="swiss" fo:font-size="12pt" style:font-family-asian="Calibri" style:font-family-generic-asian="swiss" style:font-size-asian="12pt" style:font-family-complex="Calibri" style:font-family-generic-complex="swiss" style:font-size-complex="6.80000019073486pt"/>
    </style:style>
    <style:style style:name="P5" style:family="paragraph">
      <style:paragraph-properties fo:margin-top="0.307cm" fo:margin-bottom="0.307cm"/>
      <style:text-properties fo:font-family="'Times New Roman'" style:font-style-name="Italic" style:font-family-generic="roman" style:font-pitch="variable" fo:font-size="12pt"/>
    </style:style>
    <style:style style:name="T1" style:family="text">
      <style:text-properties fo:font-weight="bold" style:font-weight-asian="bold" style:font-weight-complex="bold"/>
    </style:style>
    <style:style style:name="T2" style:family="text">
      <style:text-properties fo:font-family="Arial" style:font-style-name="Italic" style:font-family-generic="swiss" style:font-pitch="variable" fo:font-size="18pt" fo:font-weight="bold" style:font-size-asian="18pt" style:font-weight-asian="bold" style:font-size-complex="18pt" style:font-weight-complex="bold"/>
    </style:style>
    <style:style style:name="T3" style:family="text">
      <style:text-properties fo:font-family="Arial" style:font-style-name="Italic" style:font-family-generic="swiss" style:font-pitch="variable"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xml:id="id3" draw:id="id3" draw:layer="layout" svg:width="6.858cm" svg:height="9.779cm" svg:x="2.143cm" svg:y="2.397cm">
          <text:p/>
        </draw:rect>
        <draw:line draw:style-name="gr2" draw:text-style-name="P1" draw:layer="layout" svg:x1="2.016cm" svg:y1="4.048cm" svg:x2="8.874cm" svg:y2="4.048cm">
          <text:p/>
        </draw:line>
        <draw:frame draw:style-name="gr3" draw:text-style-name="P2" draw:layer="layout" svg:width="3.241cm" svg:height="0.983cm" svg:x="4.048cm" svg:y="2.704cm">
          <draw:text-box>
            <text:p text:style-name="P2">DOCTOR</text:p>
          </draw:text-box>
        </draw:frame>
        <draw:frame draw:style-name="gr4" draw:layer="layout" svg:width="5.08cm" svg:height="7.391cm" svg:x="3.005cm" svg:y="4.237cm">
          <draw:text-box>
            <text:p><text:span text:style-name="T1">Doctor ID</text:span></text:p>
            <text:p/>
            <text:p>First name</text:p>
            <text:p/>
            <text:p>Last name</text:p>
            <text:p/>
            <text:p>Specialty</text:p>
            <text:p/>
            <text:p>Specialty number</text:p>
          </draw:text-box>
        </draw:frame>
        <draw:rect draw:style-name="gr1" draw:text-style-name="P1" xml:id="id1" draw:id="id1" draw:layer="layout" svg:width="6.858cm" svg:height="12.353cm" svg:x="2.044cm" svg:y="15.698cm">
          <text:p/>
        </draw:rect>
        <draw:line draw:style-name="gr2" draw:text-style-name="P1" draw:layer="layout" svg:x1="1.917cm" svg:y1="17.784cm" svg:x2="8.775cm" svg:y2="17.784cm">
          <text:p/>
        </draw:line>
        <draw:frame draw:style-name="gr5" draw:text-style-name="P2" draw:layer="layout" svg:width="3.241cm" svg:height="1.27cm" svg:x="3.949cm" svg:y="16.086cm">
          <draw:text-box>
            <text:p text:style-name="P2">PATIENT</text:p>
          </draw:text-box>
        </draw:frame>
        <draw:frame draw:style-name="gr6" draw:layer="layout" svg:width="5.08cm" svg:height="9.551cm" svg:x="2.906cm" svg:y="18.023cm">
          <draw:text-box>
            <text:p text:style-name="P3"><text:span text:style-name="T2">PatientID</text:span><text:span text:style-name="T2"><text:tab/></text:span><text:span text:style-name="T2"> </text:span></text:p>
            <text:p text:style-name="P3"><text:span text:style-name="T3">Name</text:span><text:span text:style-name="T3"><text:tab/></text:span><text:span text:style-name="T3"> </text:span></text:p>
            <text:p text:style-name="P3"><text:span text:style-name="T3">Phone</text:span><text:span text:style-name="T3"><text:tab/></text:span><text:span text:style-name="T3"> </text:span></text:p>
            <text:p text:style-name="P3"><text:span text:style-name="T3">Email</text:span><text:span text:style-name="T3"><text:tab/></text:span><text:span text:style-name="T3"> </text:span></text:p>
            <text:p text:style-name="P3"><text:span text:style-name="T3">Address</text:span><text:span text:style-name="T3"><text:tab/></text:span><text:span text:style-name="T3"> </text:span></text:p>
            <text:p text:style-name="P3"><text:span text:style-name="T3">AddedDate</text:span></text:p>
            <text:p text:style-name="P3"><text:span text:style-name="T3">Allergies</text:span><text:span text:style-name="T3"><text:tab/></text:span><text:span text:style-name="T3"> </text:span></text:p>
            <text:p text:style-name="P3"><text:span text:style-name="T3">DoctorID</text:span><text:span text:style-name="T1"><text:tab/></text:span><text:span text:style-name="T1"> </text:span></text:p>
          </draw:text-box>
        </draw:frame>
        <draw:rect draw:style-name="gr1" draw:text-style-name="P1" xml:id="id2" draw:id="id2" draw:layer="layout" svg:width="6.773cm" svg:height="12.329cm" svg:x="12.388cm" svg:y="7.35cm">
          <text:p/>
        </draw:rect>
        <draw:line draw:style-name="gr2" draw:text-style-name="P1" draw:layer="layout" svg:x1="12.218cm" svg:y1="9.285cm" svg:x2="19.076cm" svg:y2="9.285cm">
          <text:p/>
        </draw:line>
        <draw:frame draw:style-name="gr7" draw:text-style-name="P2" draw:layer="layout" svg:width="5.588cm" svg:height="1.715cm" svg:x="13.192cm" svg:y="7.858cm">
          <draw:text-box>
            <text:p text:style-name="P2">APPOINTMENT</text:p>
          </draw:text-box>
        </draw:frame>
        <draw:frame draw:style-name="gr6" draw:text-style-name="P4" draw:layer="layout" svg:width="6.096cm" svg:height="9.551cm" svg:x="12.811cm" svg:y="9.524cm">
          <draw:text-box draw:corner-radius="0.127cm">
            <text:p text:style-name="P3"><text:span text:style-name="T2">AppointmentID</text:span><text:span text:style-name="T2"><text:tab/></text:span><text:span text:style-name="T2"> </text:span></text:p>
            <text:p text:style-name="P3"><text:span text:style-name="T3">DoctorID</text:span><text:span text:style-name="T3"><text:tab/></text:span><text:span text:style-name="T3"> </text:span></text:p>
            <text:p text:style-name="P3"><text:span text:style-name="T3">PatientID</text:span><text:span text:style-name="T3"><text:tab/></text:span><text:span text:style-name="T3"> </text:span></text:p>
            <text:p text:style-name="P3"><text:span text:style-name="T3">AppointmentDate</text:span><text:span text:style-name="T3"><text:tab/></text:span><text:span text:style-name="T3"> </text:span></text:p>
            <text:p text:style-name="P3"><text:span text:style-name="T3">BloodPressure</text:span><text:span text:style-name="T3"><text:tab/></text:span><text:span text:style-name="T3"> </text:span></text:p>
            <text:p text:style-name="P3"><text:span text:style-name="T3">Weight</text:span><text:span text:style-name="T3"><text:tab/></text:span><text:span text:style-name="T3"> </text:span></text:p>
            <text:p text:style-name="P3"><text:span text:style-name="T3">TreatmentNotes</text:span><text:span text:style-name="T3"><text:tab/></text:span><text:span text:style-name="T3"> </text:span></text:p>
            <text:p text:style-name="P3"><text:span text:style-name="T3">Medicines</text:span><text:span text:style-name="T3"><text:tab/></text:span><text:span text:style-name="T3"> </text:span></text:p>
          </draw:text-box>
        </draw:frame>
        <draw:line draw:style-name="gr8" draw:text-style-name="P1" draw:layer="layout" svg:x1="5.064cm" svg:y1="12.049cm" svg:x2="5.064cm" svg:y2="15.605cm">
          <text:p/>
        </draw:line>
        <draw:line draw:style-name="gr9" draw:text-style-name="P1" draw:layer="layout" svg:x1="4.429cm" svg:y1="15.089cm" svg:x2="5.699cm" svg:y2="15.089cm">
          <text:p/>
        </draw:line>
        <draw:custom-shape draw:style-name="gr10" draw:text-style-name="P1" draw:layer="layout" svg:width="1.27cm" svg:height="0.508cm" svg:x="4.429cm" svg:y="15.2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9" draw:text-style-name="P1" draw:layer="layout" svg:x1="4.356cm" svg:y1="12.43cm" svg:x2="5.626cm" svg:y2="12.43cm">
          <text:p/>
        </draw:line>
        <draw:line draw:style-name="gr9" draw:text-style-name="P1" draw:layer="layout" svg:x1="4.455cm" svg:y1="12.68cm" svg:x2="5.725cm" svg:y2="12.68cm">
          <text:p/>
        </draw:line>
        <draw:rect draw:style-name="gr11" draw:text-style-name="P1" draw:layer="layout" svg:width="3.556cm" svg:height="1.016cm" svg:x="1.381cm" svg:y="13.954cm">
          <text:p text:style-name="P1">Is treated by</text:p>
        </draw:rect>
        <draw:rect draw:style-name="gr11" draw:text-style-name="P1" draw:layer="layout" svg:width="2.794cm" svg:height="1.016cm" svg:x="5.953cm" svg:y="12.43cm">
          <text:p text:style-name="P1">treats</text:p>
        </draw:rect>
        <draw:connector draw:style-name="gr12" draw:text-style-name="P1" draw:layer="layout" svg:x1="8.902cm" svg:y1="21.874cm" svg:x2="12.388cm" svg:y2="13.514cm" draw:start-shape="id1" draw:start-glue-point="1" draw:end-shape="id2" svg:d="M8902 21874h1743v-8360h1743">
          <text:p/>
        </draw:connector>
        <draw:line draw:style-name="gr13" draw:text-style-name="P1" draw:layer="layout" svg:x1="9.509cm" svg:y1="21.42cm" svg:x2="9.509cm" svg:y2="22.309cm">
          <text:p/>
        </draw:line>
        <draw:line draw:style-name="gr13" draw:text-style-name="P1" draw:layer="layout" svg:x1="9.909cm" svg:y1="21.42cm" svg:x2="9.909cm" svg:y2="22.309cm">
          <text:p/>
        </draw:line>
        <draw:custom-shape draw:style-name="gr10" draw:text-style-name="P1" draw:layer="layout" svg:width="0.762cm" svg:height="0.635cm" draw:transform="rotate (1.51721471875838) translate (11.758cm 13.89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text-style-name="P1" draw:layer="layout" svg:x1="11.656cm" svg:y1="13.084cm" svg:x2="11.656cm" svg:y2="13.973cm">
          <text:p/>
        </draw:line>
        <draw:line draw:style-name="gr13" draw:text-style-name="P1" draw:layer="layout" svg:x1="11.257cm" svg:y1="13.084cm" svg:x2="11.257cm" svg:y2="13.973cm">
          <text:p/>
        </draw:line>
        <draw:rect draw:style-name="gr11" draw:text-style-name="P1" draw:layer="layout" svg:width="2.794cm" svg:height="1.016cm" svg:x="9.349cm" svg:y="17.271cm">
          <text:p text:style-name="P1">takes</text:p>
        </draw:rect>
        <draw:connector draw:style-name="gr12" draw:text-style-name="P1" draw:layer="layout" svg:x1="9.001cm" svg:y1="7.286cm" svg:x2="11.881cm" svg:y2="11.931cm" draw:start-shape="id3" draw:start-glue-point="1" svg:d="M9001 7286h1691v4645h1189">
          <text:p/>
        </draw:connector>
        <draw:custom-shape draw:style-name="gr10" draw:text-style-name="P1" draw:layer="layout" svg:width="0.762cm" svg:height="0.635cm" draw:transform="rotate (1.51721471875838) translate (11.808cm 12.24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 draw:text-style-name="P1" draw:layer="layout" svg:x1="11.706cm" svg:y1="11.437cm" svg:x2="11.706cm" svg:y2="12.326cm">
          <text:p/>
        </draw:line>
        <draw:line draw:style-name="gr13" draw:text-style-name="P1" draw:layer="layout" svg:x1="11.307cm" svg:y1="11.437cm" svg:x2="11.307cm" svg:y2="12.326cm">
          <text:p/>
        </draw:line>
        <draw:connector draw:style-name="gr12" draw:text-style-name="P1" draw:layer="layout" svg:x1="9.001cm" svg:y1="7.286cm" svg:x2="11.881cm" svg:y2="11.931cm" svg:d="M9001 7286h1691v4645h1189">
          <text:p/>
        </draw:connector>
        <draw:line draw:style-name="gr13" draw:text-style-name="P1" draw:layer="layout" svg:x1="9.907cm" svg:y1="6.838cm" svg:x2="9.907cm" svg:y2="7.727cm">
          <text:p/>
        </draw:line>
        <draw:line draw:style-name="gr13" draw:text-style-name="P1" draw:layer="layout" svg:x1="9.508cm" svg:y1="6.838cm" svg:x2="9.508cm" svg:y2="7.727cm">
          <text:p/>
        </draw:line>
        <draw:rect draw:style-name="gr11" draw:text-style-name="P1" draw:layer="layout" svg:width="2.794cm" svg:height="1.016cm" svg:x="9.299cm" svg:y="9.437cm">
          <text:p text:style-name="P1">schedules</text:p>
        </draw:rect>
      </draw:page>
      <draw:page draw:name="page2" draw:style-name="dp1" draw:master-page-name="Default">
        <draw:frame draw:style-name="gr14" draw:text-style-name="P5" draw:layer="layout" svg:width="18.542cm" svg:height="25.238cm" svg:x="1.146cm" svg:y="0.908cm">
          <draw:text-box>
            <text:p text:style-name="P5">Relationships:</text:p>
            <text:p text:style-name="P5"/>
            <text:list text:style-name="L1">
              <text:list-item>
                <text:p text:style-name="P5">A patient can have many appointments.</text:p>
              </text:list-item>
              <text:list-item>
                <text:p text:style-name="P5">An appointment can only belong to one patient.</text:p>
              </text:list-item>
              <text:list-item>
                <text:p text:style-name="P5">A doctor can have many appointments.</text:p>
              </text:list-item>
              <text:list-item>
                <text:p text:style-name="P5">An appointment can only belong to one doctor.</text:p>
              </text:list-item>
              <text:list-item>
                <text:p text:style-name="P5">A patient can have many visits.</text:p>
              </text:list-item>
              <text:list-item>
                <text:p text:style-name="P5">A visit can only belong to one patient.</text:p>
              </text:list-item>
              <text:list-item>
                <text:p text:style-name="P5">A doctor can have many visits.</text:p>
              </text:list-item>
              <text:list-item>
                <text:p text:style-name="P5">A visit can only belong to one doctor.</text:p>
              </text:list-item>
              <text:list-item>
                <text:p text:style-name="P5">A patient can be prescribed many medications.</text:p>
              </text:list-item>
              <text:list-item>
                <text:p text:style-name="P5">A medication can be prescribed to many patients.</text:p>
              </text:list-item>
              <text:list-item>
                <text:p text:style-name="P5">A doctor can prescribe many medications.</text:p>
              </text:list-item>
              <text:list-item>
                <text:p text:style-name="P5">A medication can be prescribed by many doctors.</text:p>
                <text:p text:style-name="P5"/>
                <text:p text:style-name="P5">Cardinalities:</text:p>
                <text:p text:style-name="P5"/>
              </text:list-item>
              <text:list-item>
                <text:p text:style-name="P5">Patient-Appointment: 1:N</text:p>
              </text:list-item>
              <text:list-item>
                <text:p text:style-name="P5">Appointment-Patient: 1:1</text:p>
              </text:list-item>
              <text:list-item>
                <text:p text:style-name="P5">Doctor-Appointment: 1:N</text:p>
              </text:list-item>
              <text:list-item>
                <text:p text:style-name="P5">Appointment-Doctor: 1:1</text:p>
              </text:list-item>
              <text:list-item>
                <text:p text:style-name="P5">Patient-Visit: 1:N</text:p>
              </text:list-item>
              <text:list-item>
                <text:p text:style-name="P5">Visit-Patient: 1:1</text:p>
              </text:list-item>
              <text:list-item>
                <text:p text:style-name="P5">Doctor-Visit: 1:N</text:p>
              </text:list-item>
              <text:list-item>
                <text:p text:style-name="P5">Visit-Doctor: 1:1</text:p>
              </text:list-item>
              <text:list-item>
                <text:p text:style-name="P5">Patient-Prescription: 1:N</text:p>
              </text:list-item>
              <text:list-item>
                <text:p text:style-name="P5">Prescription-Patient: 1:1</text:p>
              </text:list-item>
              <text:list-item>
                <text:p text:style-name="P5">Doctor-Prescription: 1:N</text:p>
              </text:list-item>
              <text:list-item>
                <text:p text:style-name="P5">Prescription-Doctor: 1:1</text:p>
              </text:list-item>
              <text:list-item>
                <text:p text:style-name="P5">Medication-Prescription: 1:N</text:p>
              </text:list-item>
              <text:list-item>
                <text:p text:style-name="P5">Prescription-Medication: 1:1</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Arrowheads_20_1" draw:display-name="Arrowheads 1"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Dimension_20_Lines" draw:display-name="Dimension Lines" svg:viewBox="0 0 836 110" svg:d="M0 0h278 278 280v36 36 38h-278-278-280v-36-36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one" fo:country="non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YUSUF MUFTAUDEEN</meta:initial-creator>
    <meta:creation-date>2023-09-21T00:52:40.32</meta:creation-date>
    <dc:date>2023-09-21T02:05:36.13</dc:date>
    <dc:creator>YUSUF MUFTAUDEEN</dc:creator>
    <meta:editing-duration>PT26M5S</meta:editing-duration>
    <meta:editing-cycles>2</meta:editing-cycles>
    <meta:generator>OpenOffice/4.1.14$Win32 OpenOffice.org_project/4114m1$Build-9811</meta:generator>
    <meta:document-statistic meta:object-count="35"/>
  </office:meta>
</office:document-meta>
</file>